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5.37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878cm" svg:height="8.083cm" svg:x="4.5cm" svg:y="4.5cm">
          <draw:text-box>
            <text:p>英语时态</text:p>
            <text:p/>
            <text:p>一般现在时<text:tab/>动词原形（主语第三人称单数，动词+s）</text:p>
            <text:p>一般过去时<text:tab/>动词过去式</text:p>
            <text:p>将来时<text:tab/><text:tab/>will + 动词原形</text:p>
            <text:p>现在进行时<text:tab/>be + 动词+ ing（现在分词）</text:p>
            <text:p>完成时<text:tab/><text:tab/>have +动词过去分词</text:p>
            <text:p/>
            <text:p/>
            <text:p>时态 -》 <text:s/>句子</text:p>
            <text:p>式 <text:s text:c="4"/>-》 动词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M45S</meta:editing-duration>
    <meta:editing-cycles>5</meta:editing-cycles>
    <meta:generator>OpenOffice/4.1.15$Win32 OpenOffice.org_project/4115m2$Build-9813</meta:generator>
    <dc:date>2025-09-13T22:10:51.08</dc:date>
    <dc:creator>Eric Zhang</dc:creator>
    <meta:document-statistic meta:object-count="24"/>
  </office:meta>
</office:document-meta>
</file>